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9.148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fo:font-size="8.5pt" style:font-name-asian="Segoe UI" style:font-size-asian="8.5pt" style:font-name-complex="Segoe UI" style:font-size-complex="8.5pt"/>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 fo:font-size="32pt" fo:font-style="italic" style:font-name-asian="Segoe UI" style:font-size-asian="32pt" style:font-style-asian="italic" style:font-name-complex="Segoe UI" style:font-size-complex="32pt" style:font-style-complex="italic"/>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4"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5" style:family="text">
      <style:text-properties fo:color="#000000" style:text-position="super 58%" style:font-name="Segoe UI" fo:font-size="32pt" fo:font-style="italic" style:font-name-asian="Segoe UI" style:font-size-asian="32pt" style:font-style-asian="italic" style:font-name-complex="Segoe UI" style:font-size-complex="32pt" style:font-style-complex="italic"/>
    </style:style>
    <style:style style:name="T6"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1.016cm">
          <draw:text-box>
            <text:p text:style-name="P1"><text:span text:style-name="T1">Old Testament</text:span></text:p>
            <text:p text:style-name="P1"><text:span text:style-name="T2">Isaiah 55:10–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5" draw:layer="layout" svg:width="24.892cm" svg:height="6.35cm" svg:x="1.524cm" svg:y="1.016cm">
          <draw:text-box>
            <text:p text:style-name="P4"><text:span text:style-name="T3">10</text:span><text:span text:style-name="T4">“For as the rain and the snow come down from heaven and do not return there but water the earth, making it bring forth and sprout, giving seed to the sower and bread to the eater,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3" draw:text-style-name="P5" draw:layer="layout" svg:width="24.892cm" svg:height="6.35cm" svg:x="1.524cm" svg:y="1.016cm">
          <draw:text-box>
            <text:p text:style-name="P4"><text:span text:style-name="T3">11</text:span><text:span text:style-name="T4">so shall my word be that goes out from my mouth; it shall not return to me empty, but it shall accomplish that which I purpose, and shall succeed in the thing for which I sent i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4" draw:text-style-name="P5" draw:layer="layout" svg:width="24.682cm" svg:height="9.398cm" svg:x="1.72cm" svg:y="0.841cm">
          <draw:text-box>
            <text:p text:style-name="P4"><text:span text:style-name="T5">12</text:span><text:span text:style-name="T4">“For you shall go out in joy </text:span></text:p>
            <text:p text:style-name="P4"><text:span text:style-name="T4">and be led forth in peace;</text:span></text:p>
            <text:p text:style-name="P4"><text:span text:style-name="T4">the mountains and the hills before you</text:span></text:p>
            <text:p text:style-name="P4"><text:span text:style-name="T4">shall break forth into singing,</text:span></text:p>
            <text:p text:style-name="P4"><text:span text:style-name="T4">and all the trees of the field</text:span></text:p>
            <text:p text:style-name="P4"><text:span text:style-name="T4">shall clap their hand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5" draw:text-style-name="P6" draw:layer="layout" svg:width="24.892cm" svg:height="6.604cm" svg:x="1.524cm" svg:y="1.016cm">
          <draw:text-box>
            <text:p text:style-name="P4"><text:span text:style-name="T3">13</text:span><text:span text:style-name="T4">Instead of the thorn shall come up the cypress;</text:span></text:p>
            <text:p text:style-name="P4"><text:span text:style-name="T4">instead of the brier shall come up the myrtle;</text:span></text:p>
            <text:p text:style-name="P4"><text:span text:style-name="T6">and it shall make a name for the LORD,</text:span></text:p>
            <text:p text:style-name="P4"><text:span text:style-name="T6">an everlasting sign that shall not be cut off.”</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2T13:04:22.319000000</meta:creation-date>
    <dc:title>bluwht blank</dc:title>
    <meta:editing-duration>PT5M59S</meta:editing-duration>
    <meta:editing-cycles>6</meta:editing-cycles>
    <meta:generator>LibreOffice/5.3.4.2$Windows_X86_64 LibreOffice_project/f82d347ccc0be322489bf7da61d7e4ad13fe2ff3</meta:generator>
    <dc:date>2017-07-13T10:31:10.680000000</dc:date>
    <meta:document-statistic meta:object-count="47"/>
  </office:meta>
</office:document-meta>
</file>